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dbb6" fo:border="0.74pt solid #000000"/>
    </style:style>
    <style:style style:name="ce3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2" table:number-rows-spanned="2">
            <text:p>Serial algorithm</text:p>
          </table:table-cell>
          <table:covered-table-cell/>
          <table:table-cell table:style-name="ce25" office:value-type="string" calcext:value-type="string" table:number-columns-spanned="4" table:number-rows-spanned="1">
            <text:p>Parallel algorithm</text:p>
          </table:table-cell>
          <table:covered-table-cell table:number-columns-repeated="3" table:style-name="ce32"/>
        </table:table-row>
        <table:table-row table:style-name="ro1">
          <table:covered-table-cell table:number-columns-repeated="2" table:style-name="ce2"/>
          <table:covered-table-cell table:style-name="ce20"/>
          <table:covered-table-cell/>
          <table:table-cell table:style-name="ce26" office:value-type="string" calcext:value-type="string" table:number-columns-spanned="2" table:number-rows-spanned="1">
            <text:p>4 processors</text:p>
          </table:table-cell>
          <table:covered-table-cell table:style-name="ce26"/>
          <table:table-cell table:style-name="ce35" office:value-type="string" calcext:value-type="string" table:number-columns-spanned="2" table:number-rows-spanned="1">
            <text:p>9 processors</text:p>
          </table:table-cell>
          <table:covered-table-cell table:style-name="ce35"/>
        </table:table-row>
        <table:table-row table:style-name="ro2">
          <table:covered-table-cell table:number-columns-repeated="2" table:style-name="Default"/>
          <table:table-cell table:style-name="ce21" office:value-type="string" calcext:value-type="string">
            <text:p>Execution Time (sec)</text:p>
          </table:table-cell>
          <table:table-cell table:style-name="ce24" office:value-type="string" calcext:value-type="string">
            <text:p>Theoretical time (sec)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1" calcext:value-type="float">
            <text:p>0,000001</text:p>
          </table:table-cell>
          <table:table-cell table:style-name="ce5" table:formula="of:=ROUND([.B4]*[.B4]*(2*[.B4]-1)*[.$C$20];10)" office:value-type="float" office:value="0.0000019706" calcext:value-type="float">
            <text:p>0,0000019706</text:p>
          </table:table-cell>
          <table:table-cell table:style-name="ce7" office:value-type="float" office:value="0.000118" calcext:value-type="float">
            <text:p>0,000118</text:p>
          </table:table-cell>
          <table:table-cell table:style-name="ce30" table:formula="of:=[.C4]/[.E4]" office:value-type="float" office:value="0.00847457627118644" calcext:value-type="float">
            <text:p>0,00847457627118644</text:p>
          </table:table-cell>
          <table:table-cell table:style-name="ce7" office:value-type="float" office:value="0.000858" calcext:value-type="float">
            <text:p>0,000858</text:p>
          </table:table-cell>
          <table:table-cell table:style-name="ce5" table:formula="of:=[.C4]/[.G4]" office:value-type="float" office:value="0.00116550116550117" calcext:value-type="float">
            <text:p>0,001165501165501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0.000696" calcext:value-type="float">
            <text:p>0,000696</text:p>
          </table:table-cell>
          <table:table-cell table:style-name="ce5" table:formula="of:=ROUND([.B5]*[.B5]*(2*[.B5]-1)*[.$C$20];10)" office:value-type="float" office:value="0.0012565967" calcext:value-type="float">
            <text:p>0,0012565967</text:p>
          </table:table-cell>
          <table:table-cell table:style-name="ce7" office:value-type="float" office:value="0.001321" calcext:value-type="float">
            <text:p>0,001321</text:p>
          </table:table-cell>
          <table:table-cell table:style-name="ce30" table:formula="of:=[.C5]/[.E5]" office:value-type="float" office:value="0.526873580620742" calcext:value-type="float">
            <text:p>0,526873580620742</text:p>
          </table:table-cell>
          <table:table-cell table:style-name="ce7" office:value-type="float" office:value="0.002477" calcext:value-type="float">
            <text:p>0,002477</text:p>
          </table:table-cell>
          <table:table-cell table:style-name="ce5" table:formula="of:=[.C5]/[.G5]" office:value-type="float" office:value="0.280985062575696" calcext:value-type="float">
            <text:p>0,2809850625756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077551" calcext:value-type="float">
            <text:p>0,077551</text:p>
          </table:table-cell>
          <table:table-cell table:style-name="ce5" table:formula="of:=ROUND([.B6]*[.B6]*(2*[.B6]-1)*[.$C$20];10)" office:value-type="float" office:value="0.152191384" calcext:value-type="float">
            <text:p>0,152191384</text:p>
          </table:table-cell>
          <table:table-cell table:style-name="ce7" office:value-type="float" office:value="0.151405" calcext:value-type="float">
            <text:p>0,151405</text:p>
          </table:table-cell>
          <table:table-cell table:style-name="ce30" table:formula="of:=[.C6]/[.E6]" office:value-type="float" office:value="0.512208975925498" calcext:value-type="float">
            <text:p>0,512208975925498</text:p>
          </table:table-cell>
          <table:table-cell table:style-name="ce7" office:value-type="float" office:value="0.114463" calcext:value-type="float">
            <text:p>0,114463</text:p>
          </table:table-cell>
          <table:table-cell table:style-name="ce5" table:formula="of:=[.C6]/[.G6]" office:value-type="float" office:value="0.67752024671728" calcext:value-type="float">
            <text:p>0,677520246717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2" calcext:value-type="float">
            <text:p>1002</text:p>
          </table:table-cell>
          <table:table-cell office:value-type="float" office:value="1.512111" calcext:value-type="float">
            <text:p>1,512111</text:p>
          </table:table-cell>
          <table:table-cell table:style-name="ce5" table:formula="of:=ROUND([.B7]*[.B7]*(2*[.B7]-1)*[.$C$20];10)" office:value-type="float" office:value="1.1965088501" calcext:value-type="float">
            <text:p>1,1965088501</text:p>
          </table:table-cell>
          <table:table-cell table:style-name="ce7" office:value-type="float" office:value="1.252574" calcext:value-type="float">
            <text:p>1,252574</text:p>
          </table:table-cell>
          <table:table-cell table:style-name="ce30" table:formula="of:=[.C7]/[.E7]" office:value-type="float" office:value="1.20720292773122" calcext:value-type="float">
            <text:p>1,20720292773122</text:p>
          </table:table-cell>
          <table:table-cell table:style-name="ce7" office:value-type="float" office:value="0.624579" calcext:value-type="float">
            <text:p>0,624579</text:p>
          </table:table-cell>
          <table:table-cell table:style-name="ce5" table:formula="of:=[.C7]/[.G7]" office:value-type="float" office:value="2.42100839125235" calcext:value-type="float">
            <text:p>2,421008391252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.51423" calcext:value-type="float">
            <text:p>4,51423</text:p>
          </table:table-cell>
          <table:table-cell table:style-name="ce5" table:formula="of:=ROUND([.B8]*[.B8]*(2*[.B8]-1)*[.$C$20];10)" office:value-type="float" office:value="4.01475" calcext:value-type="float">
            <text:p>4,01475</text:p>
          </table:table-cell>
          <table:table-cell table:style-name="ce7" office:value-type="float" office:value="6.422367" calcext:value-type="float">
            <text:p>6,422367</text:p>
          </table:table-cell>
          <table:table-cell table:style-name="ce30" table:formula="of:=[.C8]/[.E8]" office:value-type="float" office:value="0.702891939996578" calcext:value-type="float">
            <text:p>0,702891939996578</text:p>
          </table:table-cell>
          <table:table-cell table:style-name="ce7" office:value-type="float" office:value="2.833711" calcext:value-type="float">
            <text:p>2,833711</text:p>
          </table:table-cell>
          <table:table-cell table:style-name="ce5" table:formula="of:=[.C8]/[.G8]" office:value-type="float" office:value="1.59304530349072" calcext:value-type="float">
            <text:p>1,593045303490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6.599614" calcext:value-type="float">
            <text:p>16,599614</text:p>
          </table:table-cell>
          <table:table-cell table:style-name="ce5" table:formula="of:=ROUND([.B9]*[.B9]*(2*[.B9]-1)*[.$C$20];10)" office:value-type="float" office:value="9.5744602342" calcext:value-type="float">
            <text:p>9,5744602342</text:p>
          </table:table-cell>
          <table:table-cell table:style-name="ce7" office:value-type="float" office:value="13.083202" calcext:value-type="float">
            <text:p>13,083202</text:p>
          </table:table-cell>
          <table:table-cell table:style-name="ce30" table:formula="of:=[.C9]/[.E9]" office:value-type="float" office:value="1.26877304195105" calcext:value-type="float">
            <text:p>1,26877304195105</text:p>
          </table:table-cell>
          <table:table-cell table:style-name="ce7" office:value-type="float" office:value="8.361586" calcext:value-type="float">
            <text:p>8,361586</text:p>
          </table:table-cell>
          <table:table-cell table:style-name="ce5" table:formula="of:=[.C9]/[.G9]" office:value-type="float" office:value="1.98522313828979" calcext:value-type="float">
            <text:p>1,985223138289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02" calcext:value-type="float">
            <text:p>2502</text:p>
          </table:table-cell>
          <table:table-cell office:value-type="float" office:value="61.996812" calcext:value-type="float">
            <text:p>61,996812</text:p>
          </table:table-cell>
          <table:table-cell table:style-name="ce5" table:formula="of:=ROUND([.B10]*[.B10]*(2*[.B10]-1)*[.$C$20];10)" office:value-type="float" office:value="18.6339375863" calcext:value-type="float">
            <text:p>18,6339375863</text:p>
          </table:table-cell>
          <table:table-cell table:style-name="ce7" office:value-type="float" office:value="37.117137" calcext:value-type="float">
            <text:p>37,117137</text:p>
          </table:table-cell>
          <table:table-cell table:style-name="ce30" table:formula="of:=[.C10]/[.E10]" office:value-type="float" office:value="1.67030156447681" calcext:value-type="float">
            <text:p>1,67030156447681</text:p>
          </table:table-cell>
          <table:table-cell table:style-name="ce7" office:value-type="float" office:value="17.599254" calcext:value-type="float">
            <text:p>17,599254</text:p>
          </table:table-cell>
          <table:table-cell table:style-name="ce5" table:formula="of:=[.C10]/[.G10]" office:value-type="float" office:value="3.52269545061399" calcext:value-type="float">
            <text:p>3,522695450613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7.4876" calcext:value-type="float">
            <text:p>147,4876</text:p>
          </table:table-cell>
          <table:table-cell table:style-name="ce5" table:formula="of:=ROUND([.B11]*[.B11]*(2*[.B11]-1)*[.$C$20];10)" office:value-type="float" office:value="32.1233547849" calcext:value-type="float">
            <text:p>32,1233547849</text:p>
          </table:table-cell>
          <table:table-cell table:style-name="ce7" office:value-type="float" office:value="44.763331" calcext:value-type="float">
            <text:p>44,763331</text:p>
          </table:table-cell>
          <table:table-cell table:style-name="ce30" table:formula="of:=[.C11]/[.E11]" office:value-type="float" office:value="3.2948307622594" calcext:value-type="float">
            <text:p>3,2948307622594</text:p>
          </table:table-cell>
          <table:table-cell table:style-name="ce7" office:value-type="float" office:value="25.975089" calcext:value-type="float">
            <text:p>25,975089</text:p>
          </table:table-cell>
          <table:table-cell table:style-name="ce5" table:formula="of:=[.C11]/[.G11]" office:value-type="float" office:value="5.67804021768703" calcext:value-type="float">
            <text:p>5,67804021768703</text:p>
          </table:table-cell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0" office:value-type="string" calcext:value-type="string" table:number-columns-spanned="3" table:number-rows-spanned="2">
            <text:p>Обрахунок τ</text:p>
          </table:table-cell>
          <table:covered-table-cell table:number-columns-repeated="2" table:style-name="ce12"/>
          <table:table-cell table:number-columns-repeated="5"/>
        </table:table-row>
        <table:table-row table:style-name="ro2">
          <table:covered-table-cell table:number-columns-repeated="3" table:style-name="ce12"/>
          <table:table-cell table:number-columns-repeated="5"/>
        </table:table-row>
        <table:table-row table:style-name="ro2">
          <table:table-cell office:value-type="string" calcext:value-type="string">
            <text:p>Позначення</text:p>
          </table:table-cell>
          <table:table-cell office:value-type="string" calcext:value-type="string">
            <text:p>Формула</text:p>
          </table:table-cell>
          <table:table-cell office:value-type="string" calcext:value-type="string">
            <text:p>Значення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---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_real</text:p>
          </table:table-cell>
          <table:table-cell office:value-type="string" calcext:value-type="string">
            <text:p>---</text:p>
          </table:table-cell>
          <table:table-cell table:style-name="ce19" office:value-type="float" office:value="4.01475" calcext:value-type="float">
            <text:p>4,014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1">Size*Size*</text:span>(2*Size - 1)</text:p>
          </table:table-cell>
          <table:table-cell table:style-name="ce19" table:formula="of:=[.C17]*[.C17]*(2*[.C17] - 1)" office:value-type="float" office:value="6747750000" calcext:value-type="float">
            <text:p>674775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τ</text:p>
          </table:table-cell>
          <table:table-cell office:value-type="string" calcext:value-type="string">
            <text:p>T_real/N</text:p>
          </table:table-cell>
          <table:table-cell table:style-name="ce19" table:formula="of:=[.C18]/[.C19]" office:value-type="float" office:value="0.000000000594976103145493" calcext:value-type="float">
            <text:p>5,94976103145493E-10</text:p>
          </table:table-cell>
          <table:table-cell table:number-columns-repeated="5"/>
        </table:table-row>
        <table:table-row table:style-name="ro2" table:number-rows-repeated="3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18"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 style:data-style-name="N2" text:time-value="19:45:18.455626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0-07T20:15:18.427297600</dc:date>
    <meta:editing-duration>PT4H54M3S</meta:editing-duration>
    <meta:editing-cycles>11</meta:editing-cycles>
    <meta:generator>LibreOffice/25.8.1.1$Windows_X86_64 LibreOffice_project/54047653041915e595ad4e45cccea684809c77b5</meta:generator>
    <meta:document-statistic meta:table-count="1" meta:cell-count="92" meta:object-count="0"/>
  </office:meta>
</office:document-meta>
</file>